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pi" table:style-name="ta1">
        <table:shapes>
          <draw:frame draw:z-index="0" draw:style-name="gr1" draw:text-style-name="P1" svg:width="453.51pt" svg:height="255.23pt" svg:x="547.48pt" svg:y="113.7pt">
            <loext:p draw:notify-on-update-of-ranges="mpi.A1:mpi.A1 mpi.B1:mpi.K1 mpi.A2:mpi.A2 mpi.B2:mpi.K2 mpi.A3:mpi.A3 mpi.B3:mpi.K3 mpi.A4:mpi.A4 mpi.B4:mpi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3pt" svg:x="38.04pt" svg:y="388.52pt">
            <loext:p draw:notify-on-update-of-ranges="mpi.A1:mpi.A1 mpi.B1:mpi.K1 mpi.A6:mpi.A6 mpi.B6:mpi.K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0.88pt" svg:y="110.49pt">
            <loext:p draw:notify-on-update-of-ranges="mpi.A1:mpi.A1 mpi.B1:mpi.K1 mpi.A7:mpi.A7 mpi.B7:mpi.K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100m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_avg</text:p>
          </table:table-cell>
          <table:table-cell office:value-type="float" office:value="23561.45445" calcext:value-type="float">
            <text:p>23561.45445</text:p>
          </table:table-cell>
          <table:table-cell office:value-type="float" office:value="13769.9878095238" calcext:value-type="float">
            <text:p>13769.9878095238</text:p>
          </table:table-cell>
          <table:table-cell office:value-type="float" office:value="7686.9000952381" calcext:value-type="float">
            <text:p>7686.9000952381</text:p>
          </table:table-cell>
          <table:table-cell office:value-type="float" office:value="4398.73676190476" calcext:value-type="float">
            <text:p>4398.7367619048</text:p>
          </table:table-cell>
          <table:table-cell office:value-type="float" office:value="2457.25885714286" calcext:value-type="float">
            <text:p>2457.2588571429</text:p>
          </table:table-cell>
          <table:table-cell office:value-type="float" office:value="1439.70157142857" calcext:value-type="float">
            <text:p>1439.7015714286</text:p>
          </table:table-cell>
          <table:table-cell office:value-type="float" office:value="912.142857142857" calcext:value-type="float">
            <text:p>912.1428571429</text:p>
          </table:table-cell>
          <table:table-cell office:value-type="float" office:value="588.111666666667" calcext:value-type="float">
            <text:p>588.1116666667</text:p>
          </table:table-cell>
          <table:table-cell office:value-type="float" office:value="416.491238095238" calcext:value-type="float">
            <text:p>416.4912380952</text:p>
          </table:table-cell>
          <table:table-cell office:value-type="float" office:value="349.468" calcext:value-type="float">
            <text:p>349.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_max</text:p>
          </table:table-cell>
          <table:table-cell office:value-type="float" office:value="24501.71" calcext:value-type="float">
            <text:p>24501.71</text:p>
          </table:table-cell>
          <table:table-cell office:value-type="float" office:value="16569.146" calcext:value-type="float">
            <text:p>16569.146</text:p>
          </table:table-cell>
          <table:table-cell office:value-type="float" office:value="9602.337" calcext:value-type="float">
            <text:p>9602.337</text:p>
          </table:table-cell>
          <table:table-cell office:value-type="float" office:value="6181.899" calcext:value-type="float">
            <text:p>6181.899</text:p>
          </table:table-cell>
          <table:table-cell office:value-type="float" office:value="2863.465" calcext:value-type="float">
            <text:p>2863.465</text:p>
          </table:table-cell>
          <table:table-cell office:value-type="float" office:value="1619.352" calcext:value-type="float">
            <text:p>1619.352</text:p>
          </table:table-cell>
          <table:table-cell office:value-type="float" office:value="1003.811" calcext:value-type="float">
            <text:p>1003.811</text:p>
          </table:table-cell>
          <table:table-cell office:value-type="float" office:value="653.05" calcext:value-type="float">
            <text:p>653.05</text:p>
          </table:table-cell>
          <table:table-cell office:value-type="float" office:value="440.163" calcext:value-type="float">
            <text:p>440.163</text:p>
          </table:table-cell>
          <table:table-cell office:value-type="float" office:value="360.121" calcext:value-type="float">
            <text:p>360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_min</text:p>
          </table:table-cell>
          <table:table-cell office:value-type="float" office:value="23257.83" calcext:value-type="float">
            <text:p>23257.83</text:p>
          </table:table-cell>
          <table:table-cell office:value-type="float" office:value="11991.436" calcext:value-type="float">
            <text:p>11991.436</text:p>
          </table:table-cell>
          <table:table-cell office:value-type="float" office:value="6855.999" calcext:value-type="float">
            <text:p>6855.999</text:p>
          </table:table-cell>
          <table:table-cell office:value-type="float" office:value="3742.652" calcext:value-type="float">
            <text:p>3742.652</text:p>
          </table:table-cell>
          <table:table-cell office:value-type="float" office:value="2114.927" calcext:value-type="float">
            <text:p>2114.927</text:p>
          </table:table-cell>
          <table:table-cell office:value-type="float" office:value="1271.611" calcext:value-type="float">
            <text:p>1271.611</text:p>
          </table:table-cell>
          <table:table-cell office:value-type="float" office:value="831.538" calcext:value-type="float">
            <text:p>831.538</text:p>
          </table:table-cell>
          <table:table-cell office:value-type="float" office:value="539.764" calcext:value-type="float">
            <text:p>539.764</text:p>
          </table:table-cell>
          <table:table-cell office:value-type="float" office:value="393.423" calcext:value-type="float">
            <text:p>393.423</text:p>
          </table:table-cell>
          <table:table-cell office:value-type="float" office:value="331.888" calcext:value-type="float">
            <text:p>331.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_std</text:p>
          </table:table-cell>
          <table:table-cell office:value-type="float" office:value="400.255599181254" calcext:value-type="float">
            <text:p>400.2555991813</text:p>
          </table:table-cell>
          <table:table-cell office:value-type="float" office:value="1418.47040470743" calcext:value-type="float">
            <text:p>1418.4704047074</text:p>
          </table:table-cell>
          <table:table-cell office:value-type="float" office:value="743.314222157488" calcext:value-type="float">
            <text:p>743.3142221575</text:p>
          </table:table-cell>
          <table:table-cell office:value-type="float" office:value="513.558518894673" calcext:value-type="float">
            <text:p>513.5585188947</text:p>
          </table:table-cell>
          <table:table-cell office:value-type="float" office:value="205.120466461854" calcext:value-type="float">
            <text:p>205.1204664619</text:p>
          </table:table-cell>
          <table:table-cell office:value-type="float" office:value="95.4961736084601" calcext:value-type="float">
            <text:p>95.4961736085</text:p>
          </table:table-cell>
          <table:table-cell office:value-type="float" office:value="48.2535132444112" calcext:value-type="float">
            <text:p>48.2535132444</text:p>
          </table:table-cell>
          <table:table-cell office:value-type="float" office:value="32.6866429881279" calcext:value-type="float">
            <text:p>32.6866429881</text:p>
          </table:table-cell>
          <table:table-cell office:value-type="float" office:value="14.8864069570355" calcext:value-type="float">
            <text:p>14.886406957</text:p>
          </table:table-cell>
          <table:table-cell office:value-type="float" office:value="7.0248575715099" calcext:value-type="float">
            <text:p>7.0248575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_spu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1.71107300717464" calcext:value-type="float">
            <text:p>1.7110730072</text:p>
          </table:table-cell>
          <table:table-cell table:formula="of:=[.B2]/[.D2]" office:value-type="float" office:value="3.06514383666778" calcext:value-type="float">
            <text:p>3.0651438367</text:p>
          </table:table-cell>
          <table:table-cell table:formula="of:=[.B2]/[.E2]" office:value-type="float" office:value="5.356413835457" calcext:value-type="float">
            <text:p>5.3564138355</text:p>
          </table:table-cell>
          <table:table-cell table:formula="of:=[.B2]/[.F2]" office:value-type="float" office:value="9.5885113534175" calcext:value-type="float">
            <text:p>9.5885113534</text:p>
          </table:table-cell>
          <table:table-cell table:formula="of:=[.B2]/[.G2]" office:value-type="float" office:value="16.3655127684696" calcext:value-type="float">
            <text:p>16.3655127685</text:p>
          </table:table-cell>
          <table:table-cell table:formula="of:=[.B2]/[.H2]" office:value-type="float" office:value="25.8308819342208" calcext:value-type="float">
            <text:p>25.8308819342</text:p>
          </table:table-cell>
          <table:table-cell table:formula="of:=[.B2]/[.I2]" office:value-type="float" office:value="40.0628924495632" calcext:value-type="float">
            <text:p>40.0628924496</text:p>
          </table:table-cell>
          <table:table-cell table:formula="of:=[.B2]/[.J2]" office:value-type="float" office:value="56.5713088173352" calcext:value-type="float">
            <text:p>56.5713088173</text:p>
          </table:table-cell>
          <table:table-cell table:formula="of:=[.B2]/[.K2]" office:value-type="float" office:value="67.4209210857646" calcext:value-type="float">
            <text:p>67.420921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_eff</text:p>
          </table:table-cell>
          <table:table-cell office:value-type="float" office:value="1" calcext:value-type="float">
            <text:p>1</text:p>
          </table:table-cell>
          <table:table-cell table:formula="of:=[.C6]/[.C1]" office:value-type="float" office:value="0.855536503587318" calcext:value-type="float">
            <text:p>0.8555365036</text:p>
          </table:table-cell>
          <table:table-cell table:formula="of:=[.D6]/[.D1]" office:value-type="float" office:value="0.766285959166944" calcext:value-type="float">
            <text:p>0.7662859592</text:p>
          </table:table-cell>
          <table:table-cell table:formula="of:=[.E6]/[.E1]" office:value-type="float" office:value="0.669551729432125" calcext:value-type="float">
            <text:p>0.6695517294</text:p>
          </table:table-cell>
          <table:table-cell table:formula="of:=[.F6]/[.F1]" office:value-type="float" office:value="0.599281959588594" calcext:value-type="float">
            <text:p>0.5992819596</text:p>
          </table:table-cell>
          <table:table-cell table:formula="of:=[.G6]/[.G1]" office:value-type="float" office:value="0.511422274014674" calcext:value-type="float">
            <text:p>0.511422274</text:p>
          </table:table-cell>
          <table:table-cell table:formula="of:=[.H6]/[.H1]" office:value-type="float" office:value="0.4036075302222" calcext:value-type="float">
            <text:p>0.4036075302</text:p>
          </table:table-cell>
          <table:table-cell table:formula="of:=[.I6]/[.I1]" office:value-type="float" office:value="0.312991347262212" calcext:value-type="float">
            <text:p>0.3129913473</text:p>
          </table:table-cell>
          <table:table-cell table:formula="of:=[.J6]/[.J1]" office:value-type="float" office:value="0.220981675067716" calcext:value-type="float">
            <text:p>0.2209816751</text:p>
          </table:table-cell>
          <table:table-cell table:formula="of:=[.K6]/[.K1]" office:value-type="float" office:value="0.131681486495634" calcext:value-type="float">
            <text:p>0.131681486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pi.A1:mpi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14:19:52.904640925</dc:date>
    <meta:editing-duration>PT13M57S</meta:editing-duration>
    <meta:editing-cycles>5</meta:editing-cycles>
    <meta:generator>LibreOffice/5.1.4.2$Linux_X86_64 LibreOffice_project/10m0$Build-2</meta:generator>
    <meta:document-statistic meta:table-count="1" meta:cell-count="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3.843cm" svg:y="3.705cm" style:legend-expansion="high" chart:style-name="ch2"/>
        <chart:plot-area chart:style-name="ch3" table:cell-range-address="mpi.A1:mpi.K4" chart:data-source-has-labels="both" svg:x="0.32cm" svg:y="0.18cm" svg:width="13.203cm" svg:height="8.645cm">
          <chartooo:coordinate-region svg:x="1.497cm" svg:y="0.379cm" svg:width="11.746cm" svg:height="7.799cm"/>
          <chart:axis chart:dimension="x" chart:name="primary-x" chart:style-name="ch4" chartooo:axis-type="auto">
            <chartooo:date-scale/>
            <chart:categories table:cell-range-address="mpi.B1:mpi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.B2:mpi.K2" chart:label-cell-address="mpi.A2:mpi.A2" chart:class="chart:line">
            <chart:data-point chart:repeated="10"/>
          </chart:series>
          <chart:series chart:style-name="ch7" chart:values-cell-range-address="mpi.B3:mpi.K3" chart:label-cell-address="mpi.A3:mpi.A3" chart:class="chart:line">
            <chart:data-point chart:repeated="10"/>
          </chart:series>
          <chart:series chart:style-name="ch8" chart:values-cell-range-address="mpi.B4:mpi.K4" chart:label-cell-address="mpi.A4:mpi.A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.B1:mpi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avg</text:p>
                <draw:g>
                  <svg:desc>mpi.A2:mpi.A2</svg:desc>
                </draw:g>
              </table:table-cell>
              <table:table-cell office:value-type="float" office:value="23561.45445">
                <text:p>23561.45445</text:p>
                <draw:g>
                  <svg:desc>mpi.B2:mpi.K2</svg:desc>
                </draw:g>
              </table:table-cell>
              <table:table-cell office:value-type="float" office:value="13769.9878095238">
                <text:p>13769.9878095238</text:p>
              </table:table-cell>
              <table:table-cell office:value-type="float" office:value="7686.9000952381">
                <text:p>7686.9000952381</text:p>
              </table:table-cell>
              <table:table-cell office:value-type="float" office:value="4398.73676190476">
                <text:p>4398.73676190476</text:p>
              </table:table-cell>
              <table:table-cell office:value-type="float" office:value="2457.25885714286">
                <text:p>2457.25885714286</text:p>
              </table:table-cell>
              <table:table-cell office:value-type="float" office:value="1439.70157142857">
                <text:p>1439.70157142857</text:p>
              </table:table-cell>
              <table:table-cell office:value-type="float" office:value="912.142857142857">
                <text:p>912.142857142857</text:p>
              </table:table-cell>
              <table:table-cell office:value-type="float" office:value="588.111666666667">
                <text:p>588.111666666667</text:p>
              </table:table-cell>
              <table:table-cell office:value-type="float" office:value="416.491238095238">
                <text:p>416.491238095238</text:p>
              </table:table-cell>
              <table:table-cell office:value-type="float" office:value="349.468">
                <text:p>349.468</text:p>
              </table:table-cell>
            </table:table-row>
            <table:table-row>
              <table:table-cell office:value-type="string">
                <text:p>mpi_max</text:p>
                <draw:g>
                  <svg:desc>mpi.A3:mpi.A3</svg:desc>
                </draw:g>
              </table:table-cell>
              <table:table-cell office:value-type="float" office:value="24501.71">
                <text:p>24501.71</text:p>
                <draw:g>
                  <svg:desc>mpi.B3:mpi.K3</svg:desc>
                </draw:g>
              </table:table-cell>
              <table:table-cell office:value-type="float" office:value="16569.146">
                <text:p>16569.146</text:p>
              </table:table-cell>
              <table:table-cell office:value-type="float" office:value="9602.337">
                <text:p>9602.337</text:p>
              </table:table-cell>
              <table:table-cell office:value-type="float" office:value="6181.899">
                <text:p>6181.899</text:p>
              </table:table-cell>
              <table:table-cell office:value-type="float" office:value="2863.465">
                <text:p>2863.465</text:p>
              </table:table-cell>
              <table:table-cell office:value-type="float" office:value="1619.352">
                <text:p>1619.352</text:p>
              </table:table-cell>
              <table:table-cell office:value-type="float" office:value="1003.811">
                <text:p>1003.811</text:p>
              </table:table-cell>
              <table:table-cell office:value-type="float" office:value="653.05">
                <text:p>653.05</text:p>
              </table:table-cell>
              <table:table-cell office:value-type="float" office:value="440.163">
                <text:p>440.163</text:p>
              </table:table-cell>
              <table:table-cell office:value-type="float" office:value="360.121">
                <text:p>360.121</text:p>
              </table:table-cell>
            </table:table-row>
            <table:table-row>
              <table:table-cell office:value-type="string">
                <text:p>mpi_min</text:p>
                <draw:g>
                  <svg:desc>mpi.A4:mpi.A4</svg:desc>
                </draw:g>
              </table:table-cell>
              <table:table-cell office:value-type="float" office:value="23257.83">
                <text:p>23257.83</text:p>
                <draw:g>
                  <svg:desc>mpi.B4:mpi.K4</svg:desc>
                </draw:g>
              </table:table-cell>
              <table:table-cell office:value-type="float" office:value="11991.436">
                <text:p>11991.436</text:p>
              </table:table-cell>
              <table:table-cell office:value-type="float" office:value="6855.999">
                <text:p>6855.999</text:p>
              </table:table-cell>
              <table:table-cell office:value-type="float" office:value="3742.652">
                <text:p>3742.652</text:p>
              </table:table-cell>
              <table:table-cell office:value-type="float" office:value="2114.927">
                <text:p>2114.927</text:p>
              </table:table-cell>
              <table:table-cell office:value-type="float" office:value="1271.611">
                <text:p>1271.611</text:p>
              </table:table-cell>
              <table:table-cell office:value-type="float" office:value="831.538">
                <text:p>831.538</text:p>
              </table:table-cell>
              <table:table-cell office:value-type="float" office:value="539.764">
                <text:p>539.764</text:p>
              </table:table-cell>
              <table:table-cell office:value-type="float" office:value="393.423">
                <text:p>393.423</text:p>
              </table:table-cell>
              <table:table-cell office:value-type="float" office:value="331.888">
                <text:p>331.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3.949cm" svg:y="4.203cm" style:legend-expansion="high" chart:style-name="ch2"/>
        <chart:plot-area chart:style-name="ch3" table:cell-range-address="mpi.A1:mpi.K1 mpi.A6:mpi.K6" chart:data-source-has-labels="both" svg:x="0.32cm" svg:y="0.18cm" svg:width="13.309cm" svg:height="8.645cm">
          <chartooo:coordinate-region svg:x="0.941cm" svg:y="0.379cm" svg:width="12.409cm" svg:height="7.799cm"/>
          <chart:axis chart:dimension="x" chart:name="primary-x" chart:style-name="ch4" chartooo:axis-type="auto">
            <chartooo:date-scale/>
            <chart:categories table:cell-range-address="mpi.B1:mpi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.B6:mpi.K6" chart:label-cell-address="mpi.A6:mpi.A6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.B1:mpi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spu</text:p>
                <draw:g>
                  <svg:desc>mpi.A6:mpi.A6</svg:desc>
                </draw:g>
              </table:table-cell>
              <table:table-cell office:value-type="float" office:value="1">
                <text:p>1</text:p>
                <draw:g>
                  <svg:desc>mpi.B6:mpi.K6</svg:desc>
                </draw:g>
              </table:table-cell>
              <table:table-cell office:value-type="float" office:value="1.71107300717464">
                <text:p>1.71107300717464</text:p>
              </table:table-cell>
              <table:table-cell office:value-type="float" office:value="3.06514383666778">
                <text:p>3.06514383666778</text:p>
              </table:table-cell>
              <table:table-cell office:value-type="float" office:value="5.356413835457">
                <text:p>5.356413835457</text:p>
              </table:table-cell>
              <table:table-cell office:value-type="float" office:value="9.5885113534175">
                <text:p>9.5885113534175</text:p>
              </table:table-cell>
              <table:table-cell office:value-type="float" office:value="16.3655127684696">
                <text:p>16.3655127684696</text:p>
              </table:table-cell>
              <table:table-cell office:value-type="float" office:value="25.8308819342208">
                <text:p>25.8308819342208</text:p>
              </table:table-cell>
              <table:table-cell office:value-type="float" office:value="40.0628924495632">
                <text:p>40.0628924495632</text:p>
              </table:table-cell>
              <table:table-cell office:value-type="float" office:value="56.5713088173352">
                <text:p>56.5713088173352</text:p>
              </table:table-cell>
              <table:table-cell office:value-type="float" office:value="67.4209210857646">
                <text:p>67.42092108576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34cm" svg:y="4.201cm" style:legend-expansion="high" chart:style-name="ch2"/>
        <chart:plot-area chart:style-name="ch3" table:cell-range-address="mpi.A1:mpi.K1 mpi.A7:mpi.K7" chart:data-source-has-labels="both" svg:x="0.32cm" svg:y="0.18cm" svg:width="13.494cm" svg:height="8.64cm">
          <chartooo:coordinate-region svg:x="1.047cm" svg:y="0.38cm" svg:width="12.487cm" svg:height="7.793cm"/>
          <chart:axis chart:dimension="x" chart:name="primary-x" chart:style-name="ch4" chartooo:axis-type="auto">
            <chartooo:date-scale/>
            <chart:categories table:cell-range-address="mpi.B1:mpi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.B7:mpi.K7" chart:label-cell-address="mpi.A7:mpi.A7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.B1:mpi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eff</text:p>
                <draw:g>
                  <svg:desc>mpi.A7:mpi.A7</svg:desc>
                </draw:g>
              </table:table-cell>
              <table:table-cell office:value-type="float" office:value="1">
                <text:p>1</text:p>
                <draw:g>
                  <svg:desc>mpi.B7:mpi.K7</svg:desc>
                </draw:g>
              </table:table-cell>
              <table:table-cell office:value-type="float" office:value="0.855536503587318">
                <text:p>0.855536503587318</text:p>
              </table:table-cell>
              <table:table-cell office:value-type="float" office:value="0.766285959166944">
                <text:p>0.766285959166944</text:p>
              </table:table-cell>
              <table:table-cell office:value-type="float" office:value="0.669551729432125">
                <text:p>0.669551729432125</text:p>
              </table:table-cell>
              <table:table-cell office:value-type="float" office:value="0.599281959588594">
                <text:p>0.599281959588594</text:p>
              </table:table-cell>
              <table:table-cell office:value-type="float" office:value="0.511422274014674">
                <text:p>0.511422274014674</text:p>
              </table:table-cell>
              <table:table-cell office:value-type="float" office:value="0.4036075302222">
                <text:p>0.4036075302222</text:p>
              </table:table-cell>
              <table:table-cell office:value-type="float" office:value="0.312991347262212">
                <text:p>0.312991347262212</text:p>
              </table:table-cell>
              <table:table-cell office:value-type="float" office:value="0.220981675067716">
                <text:p>0.220981675067716</text:p>
              </table:table-cell>
              <table:table-cell office:value-type="float" office:value="0.131681486495634">
                <text:p>0.1316814864956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